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Syriac_1.ttf" manifest:media-type="application/x-font-tt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yriac" svg:font-family="'Noto Sans Syriac'" style:font-adornments="Regular" style:font-family-generic="swiss" style:font-pitch="variable">
      <svg:font-face-src>
        <svg:font-face-uri xlink:href="Fonts/Font_Noto_Sans_Syriac_1.ttf" xlink:type="simple" loext:font-style="normal" loext:font-weight="normal">
          <svg:font-face-format svg:string="truetype"/>
        </svg:font-face-uri>
        <svg:font-face-uri xlink:href="Fonts/Font_Noto_Sans_Syriac_1.ttf" xlink:type="simple" loext:font-style="normal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rl-tb"/>
      <style:text-properties style:language-complex="ml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ܐܰܒܓܰܕ ܚܰܛܺܝ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yriac" svg:font-family="'Noto Sans Syriac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A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complex="Noto Sans Syriac" style:font-family-complex="'Noto Sans Syriac'" style:font-style-name-complex="Regular" style:font-family-generic-complex="swiss" style:font-pitch-complex="variable" style:language-complex="ml" style:country-complex="IN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4:03:14.844435261</meta:creation-date>
    <meta:editing-cycles>5</meta:editing-cycles>
    <meta:editing-duration>PT5M48S</meta:editing-duration>
    <dc:date>2024-09-26T04:45:48.173500156</dc:date>
    <meta:generator>LibreOfficeDev/25.2.0.0.alpha0$Linux_X86_64 LibreOffice_project/c0494600e84cc4615d462484e857ee2432f5520b</meta:generator>
    <meta:document-statistic meta:table-count="0" meta:image-count="0" meta:object-count="0" meta:page-count="1" meta:paragraph-count="1" meta:word-count="2" meta:character-count="9" meta:non-whitespace-character-count="7"/>
  </office:meta>
</office:document-meta>
</file>